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a8d5b" officeooo:paragraph-rsid="001a8d5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text-properties officeooo:rsid="001730dd" officeooo:paragraph-rsid="001f281c"/>
    </style:style>
    <style:style style:name="P9" style:family="paragraph" style:parent-style-name="Azione_20_sistema">
      <style:text-properties officeooo:rsid="001730dd" officeooo:paragraph-rsid="001730dd"/>
    </style:style>
    <style:style style:name="P10" style:family="paragraph" style:parent-style-name="Azione_20_sistema">
      <style:text-properties officeooo:paragraph-rsid="00192e25"/>
    </style:style>
    <style:style style:name="P11" style:family="paragraph" style:parent-style-name="Azione_20_sistema" style:list-style-name="Numerazione_20_UC">
      <style:text-properties officeooo:rsid="001b8e92" officeooo:paragraph-rsid="001b8e92"/>
    </style:style>
    <style:style style:name="P12" style:family="paragraph" style:parent-style-name="Azione_20_sistema">
      <style:text-properties officeooo:rsid="00192e25" officeooo:paragraph-rsid="00192e25"/>
    </style:style>
    <style:style style:name="P13" style:family="paragraph" style:parent-style-name="Azione_20_attore">
      <style:text-properties officeooo:rsid="001730dd" officeooo:paragraph-rsid="001730dd"/>
    </style:style>
    <style:style style:name="P14" style:family="paragraph" style:parent-style-name="Azione_20_attore">
      <style:text-properties officeooo:paragraph-rsid="001730dd"/>
    </style:style>
    <style:style style:name="P15" style:family="paragraph" style:parent-style-name="Azione_20_attore" style:list-style-name="Numerazione_20_UC">
      <style:text-properties officeooo:rsid="00192e25" officeooo:paragraph-rsid="001b8e92"/>
    </style:style>
    <style:style style:name="P16" style:family="paragraph" style:parent-style-name="Azione_20_attore">
      <style:text-properties officeooo:rsid="00192e25" officeooo:paragraph-rsid="00192e25"/>
    </style:style>
    <style:style style:name="P17" style:family="paragraph" style:parent-style-name="Azione_20_attore">
      <style:text-properties officeooo:paragraph-rsid="00192e25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a30e0"/>
    </style:style>
    <style:style style:name="T5" style:family="text">
      <style:text-properties officeooo:rsid="00198fd9"/>
    </style:style>
    <style:style style:name="T6" style:family="text">
      <style:text-properties officeooo:rsid="001a9359"/>
    </style:style>
    <style:style style:name="T7" style:family="text">
      <style:text-properties officeooo:rsid="001cb2f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32b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Licenziamento impiegato di segrete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<text:span text:style-name="T9">UC_A_25_Licenziamento personale asilo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niziato da: <text:span text:style-name="T7">Delegato del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7">D</text:span>e<text:span text:style-name="T7">legato del 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895880347" text:style-name="Numerazione_20_UC">
              <text:list-item text:start-value="1">
                <text:p text:style-name="P13">L'utente accede alla sezione relativa al personale</text:p>
              </text:list-item>
              <text:list-item>
                <text:p text:style-name="P9">Il sistema mostra l'interfaccia di interazione con i membri del personale.</text:p>
              </text:list-item>
              <text:list-item>
                <text:p text:style-name="P14"><text:span text:style-name="T1">L'utente accede alla sezione relativa a</text:span><text:span text:style-name="T3">gli impiegati di segreteria</text:span><text:span text:style-name="T1">.</text:span></text:p>
              </text:list-item>
              <text:list-item>
                <text:p text:style-name="P10"><text:span text:style-name="T1">Il sistema mostra l'interfaccia di amministrazione relativa a</text:span><text:span text:style-name="T3">gli impiegati di segreteria</text:span><text:span text:style-name="T1">.</text:span></text:p>
              </text:list-item>
              <text:list-item>
                <text:p text:style-name="P15">L'utente effettua la ricerca del<text:span text:style-name="T3">l'impiegato di segreteria che deve licenziare</text:span> (<text:span text:style-name="T8">include</text:span> Ricerca Avanzata <text:span text:style-name="T4">del Personal</text:span><text:span text:style-name="T5">e </text:span><text:span text:style-name="T4">Asilo</text:span> <text:span text:style-name="T6">da </text:span>Amministratore)</text:p>
              </text:list-item>
              <text:list-item>
                <text:p text:style-name="P11">L'utente sceglie dall'elenco della ricerca l'impiegato di segreteria che deve licenziare.</text:p>
              </text:list-item>
              <text:list-item>
                <text:p text:style-name="P17"><text:span text:style-name="T1">L'utente </text:span><text:span text:style-name="T2">sottomette al sistema la richiesta di </text:span><text:span text:style-name="T3">licenziamento</text:span><text:span text:style-name="T2">.</text:span></text:p>
              </text:list-item>
              <text:list-item>
                <text:p text:style-name="P12">Il sistema mostra all'utente <text:span text:style-name="T3">un messaggio di conferma dell'operazione</text:span>.</text:p>
              </text:list-item>
              <text:list-item>
                <text:p text:style-name="P16">L'utente <text:span text:style-name="T3">dà al sistema ulteriore conferma dell'operazione</text:span>.</text:p>
              </text:list-item>
              <text:list-item>
                <text:p text:style-name="P12">Il sistema esegue l'operazione e dà notifica di avvenut<text:span text:style-name="T3">o licenziamento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i dati sono stati aggiornati all'interno del sistema OR </text:p>
            <text:p text:style-name="P4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. L'operazione non è andata a buon fine per un errore del sistema; viene visualizzato un messaggio di errore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7</meta:editing-cycles>
    <meta:generator>LibreOffice/3.6$MacOSX_x86 LibreOffice_project/da8c1e6-fd468f4-454e206-f42a4a9-143cfd</meta:generator>
    <dc:date>2012-10-21T23:08:16</dc:date>
    <meta:document-statistic meta:table-count="1" meta:image-count="0" meta:object-count="0" meta:page-count="1" meta:paragraph-count="26" meta:word-count="207" meta:character-count="1457" meta:non-whitespace-character-count="1285"/>
  </office:meta>
</office:document-meta>
</file>